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2.069cm" style:rel-width="71%" table:align="left"/>
    </style:style>
    <style:style style:name="Tabela1.A" style:family="table-column">
      <style:table-column-properties style:column-width="3.621cm" style:rel-column-width="13959*"/>
    </style:style>
    <style:style style:name="Tabela1.B" style:family="table-column">
      <style:table-column-properties style:column-width="8.447cm" style:rel-column-width="32563*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f10d1" officeooo:paragraph-rsid="001f10d1"/>
    </style:style>
    <style:style style:name="P2" style:family="paragraph" style:parent-style-name="Table_20_Contents">
      <style:paragraph-properties fo:text-align="end" style:justify-single-word="false"/>
      <style:text-properties fo:font-style="italic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T1" style:family="text">
      <style:text-properties fo:font-size="14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style:text-position="-8% 80%"/>
    </style:style>
    <style:style style:name="T6" style:family="text">
      <style:text-properties style:text-position="-8% 80%" fo:font-size="7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position="33% 8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eletype"><text:span text:style-name="T2">simulated_annealing </text:span></text:span><text:span text:style-name="Teletype"><text:span text:style-name="T1">&amp; scheduling</text:span></text:span></text:h>
      <text:p text:style-name="P4">  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annealing =</text:p>
          </table:table-cell>
          <table:table-cell table:style-name="Tabela1.A1" office:value-type="string">
            <text:p text:style-name="Table_20_Contents">processo de aquecimento de metais, vidros, etc. seguido de resfriamento lento e gradual, com objetivo de tornar o material mais duro;</text:p>
          </table:table-cell>
        </table:table-row>
        <table:table-row>
          <table:table-cell table:style-name="Tabela1.A1" office:value-type="string">
            <text:p text:style-name="P2">simulated =</text:p>
          </table:table-cell>
          <table:table-cell table:style-name="Tabela1.A1" office:value-type="string">
            <text:p text:style-name="Table_20_Contents">reproduzido por meio de um modelo, simulado;</text:p>
          </table:table-cell>
        </table:table-row>
        <table:table-row>
          <table:table-cell table:style-name="Tabela1.A1" office:value-type="string">
            <text:p text:style-name="P3"><text:span text:style-name="T3">scheduling</text:span> <text:span text:style-name="T3">=</text:span></text:p>
          </table:table-cell>
          <table:table-cell table:style-name="Tabela1.A1" office:value-type="string">
            <text:p text:style-name="Table_20_Contents">arranjo de eventos no tempo, escalonamento.</text:p>
          </table:table-cell>
        </table:table-row>
      </table:table>
      <text:p text:style-name="Text_20_body">Como o próprio nome diz, o algoritmo <text:span text:style-name="T3">Simulated Annealing </text:span>explora uma analogia entre o modo como um metal se resfria e congela numa estrutura critalina de energia mínima (o processo real de <text:span text:style-name="T3">annealing</text:span>) e a busca por um mínimo num sistema qualquer. </text:p>
      <text:p text:style-name="Text_20_body">À maneira de algoritmos de minimização de função como <text:span text:style-name="T3">Hill Climbing</text:span>, <text:span text:style-name="T3">Simulated Annealing</text:span>, em cada iteração, procura o próximo candidato a ponto de mínimo na vizinhança do candidato corrente, agindo de acordo com a diferença entre os valores da função-objetivo (chamada, nesse contexto, de função de <text:span text:style-name="T3">energia</text:span> ou <text:span text:style-name="T3">potencial</text:span>). A maior vantagem de <text:span text:style-name="T3">Simulated Annealing</text:span> sobre outros métodos, em especial <text:span text:style-name="T3">Hill Climbing</text:span>, é a possibilidade de evitar mínimos locais: o algoritmo emprega, para isso, uma busca aleatória que, por vezes, aceita vizinhos cuja energia seja mais elevada. Ou seja, em algumas iterações, o <text:span text:style-name="T3">Simulated Annealing</text:span> tende a maximizar a função-objetivo em vez de minimizá-la. </text:p>
      <text:p text:style-name="Text_20_body">Entretanto, uma característica importante desse algoritmo é que a probabilidade de se aceitar um vizinho de maior energia decresce com o tempo, o que se implementa com um parâmetro, a temperatura, que decresce a cada iteração. Por fim, em qualquer temperatura, dados dois vizinhos de maior energia que o candidato a mínimo corrente, A e B, energia(A) &gt; energia(B), a probabilidade de aceitação de A será menor que a de B. </text:p>
      <text:p text:style-name="Text_20_body">O processo de minimização pode ser resumido no seguinte algoritmo: <text:line-break/>  </text:p>
      <text:list xml:id="list3843689795" text:style-name="L1">
        <text:list-header>
          <text:p text:style-name="P6"><text:span text:style-name="Teletype">candidato &lt;- s</text:span><text:span text:style-name="Teletype"><text:span text:style-name="T6">0</text:span></text:span><text:span text:style-name="Teletype">;</text:span> <text:line-break/><text:span text:style-name="Teletype">T &lt;- T</text:span><text:span text:style-name="Teletype"><text:span text:style-name="T6">0</text:span></text:span><text:span text:style-name="Teletype">;</text:span> <text:line-break/><text:span text:style-name="Teletype">repita</text:span> </text:p>
          <text:list>
            <text:list-header>
              <text:p text:style-name="P6"><text:span text:style-name="Teletype">próximo &lt;- vizinho de 'candidato' tomado </text:span><text:span text:style-name="Teletype"><text:span text:style-name="T7">aleatoriamente</text:span></text:span><text:a xlink:type="simple" xlink:href="https://sites.icmc.usp.br/sandra/G9_t2/annealing.htm#nota1" text:style-name="Internet_20_link" text:visited-style-name="Visited_20_Internet_20_Link"><text:span text:style-name="Teletype"><text:span text:style-name="T8">1</text:span></text:span></text:a><text:span text:style-name="Teletype">;</text:span> <text:line-break/><text:span text:style-name="Teletype">deltaE &lt;- energia(próximo) - energia(candidato);</text:span> <text:line-break/><text:span text:style-name="Teletype">se deltaE &lt;= 0</text:span> <text:line-break/><text:span text:style-name="Teletype">   então candidato &lt;- próximo</text:span> <text:line-break/><text:span text:style-name="Teletype">   senão faça candidato &lt;- próximo com probabilidade </text:span><text:span text:style-name="Teletype"><text:span text:style-name="T3">exp(-deltaE/T)</text:span></text:span><text:a xlink:type="simple" xlink:href="https://sites.icmc.usp.br/sandra/G9_t2/annealing.htm#nota2" text:style-name="Internet_20_link" text:visited-style-name="Visited_20_Internet_20_Link"><text:span text:style-name="Teletype"><text:span text:style-name="T8">2</text:span></text:span></text:a><text:span text:style-name="Teletype">;</text:span> <text:line-break/><text:span text:style-name="Teletype">T &lt;- próximaTemperatura(T);</text:span></text:p>
            </text:list-header>
          </text:list>
          <text:p text:style-name="P5"><text:span text:style-name="Teletype">até T &lt; T</text:span><text:span text:style-name="Teletype"><text:span text:style-name="T5">final</text:span></text:span> <text:line-break/><text:span text:style-name="Teletype">retorna candidato;</text:span> <text:line-break/> </text:p>
        </text:list-header>
      </text:list>
      <text:p text:style-name="Text_20_body">onde: </text:p>
      <text:list xml:id="list494769684" text:style-name="L2">
        <text:list-item>
          <text:list>
            <text:list-item>
              <text:p text:style-name="P8"><text:soft-page-break/><text:span text:style-name="Teletype">s</text:span><text:span text:style-name="Teletype"><text:span text:style-name="T6">0</text:span></text:span>: estado (candidato a mínimo) inicial; </text:p>
            </text:list-item>
            <text:list-item>
              <text:p text:style-name="P8"><text:span text:style-name="Teletype">T</text:span><text:span text:style-name="Teletype"><text:span text:style-name="T6">0</text:span></text:span>/<text:span text:style-name="Teletype">T</text:span><text:span text:style-name="Teletype"><text:span text:style-name="T5">final</text:span></text:span>: temperatura inicial/final; </text:p>
            </text:list-item>
            <text:list-item>
              <text:p text:style-name="P8"><text:span text:style-name="Teletype">próximaTemperatura</text:span>: função que calcula a temperatura vigente na próxima iteração; </text:p>
            </text:list-item>
          </text:list>
          <text:p text:style-name="P7"> </text:p>
        </text:list-item>
      </text:list>
      <text:p text:style-name="Text_20_body"><text:span text:style-name="T2">Obs. (notas do algoritmo):</text:span> </text:p>
      <text:list xml:id="list1946089343" text:style-name="L3">
        <text:list-header>
          <text:p text:style-name="P10">  </text:p>
          <text:list>
            <text:list-item>
              <text:p text:style-name="P10"><text:bookmark text:name="nota1"/><text:span text:style-name="T2">1: </text:span>um dos pontos fundamentais de diferença entre <text:span text:style-name="T3">Simulated Annealing</text:span> e <text:span text:style-name="T3">Hill Climbing</text:span>; </text:p>
            </text:list-item>
            <text:list-item>
              <text:p text:style-name="P9"><text:bookmark text:name="nota2"/><text:span text:style-name="T2">2:</text:span> expressão matemática que implementa a probabilidade variável de aceitação como explicada anteriormente. </text:p>
            </text:list-item>
          </text:list>
        </text:list-header>
      </text:list>
      <text:p text:style-name="Text_20_body">Vale notar que <text:span text:style-name="Teletype">T</text:span><text:span text:style-name="Teletype"><text:span text:style-name="T6">0</text:span></text:span>, <text:span text:style-name="Teletype">T</text:span><text:span text:style-name="Teletype"><text:span text:style-name="T5">final</text:span></text:span> e <text:span text:style-name="Teletype">próximaTemperatura</text:span> são parâmetros de entrada adicionais do algoritmo, para os quais não há uma escolha única sempre eficaz. <text:line-break/>  </text:p>
      <text:h text:style-name="Heading_20_2" text:outline-level="2"><text:bookmark text:name="estudo_de_caso"/><text:span text:style-name="Teletype"><text:span text:style-name="T2">simulated_annealing, scheduling &amp; Prolog (estudo-de-caso)</text:span></text:span></text:h>
      <text:p text:style-name="Text_20_body">Neste projeto, empregou-se <text:span text:style-name="T3">Simulated Annealing</text:span> para implementar uma solução para o problema de <text:span text:style-name="T3">scheduling</text:span>, instanciado como a criação de uma grade horária minimizando o número de períodos escolares, dados (i) um conjunto de disciplinas, (ii) seus respectivos pré-requisitos e (iii) o número máximo de disciplinas que podem ser cursadas por período. </text:p>
      <text:p text:style-name="Text_20_body">Primeiramente, foi necessário proceder à modelagem do problema de forma a permitir a utilização de <text:span text:style-name="T3">Simulated Annealing</text:span>, o que inclui: <text:line-break/>  </text:p>
      <text:list xml:id="list4033229849" text:style-name="L4">
        <text:list-item>
          <text:p text:style-name="P11"><text:span text:style-name="T2">reescrever o problema em termos de busca</text:span>, ou seja, definir um espaço de soluções. No presente projeto, cada ponto do espaço de soluções é, naturalmente, uma grade de horário completa e válida, embora não necessariamente ótima. <text:bookmark text:name="solucao_pessima"/>De fato, pertencem ao espaço definido inclusive soluções "péssimas", com cada disciplina sendo cursada em um período exclusivo, o que se justifica pelo fato de não haver soluções melhores em certas configurações de dependência de pré-requisitos. O processo de busca implementado parte sempre de uma solução péssima, obtida pelo predicado <text:a xlink:type="simple" xlink:href="https://sites.icmc.usp.br/sandra/G9_t2/source.htm#start" text:style-name="Internet_20_link" text:visited-style-name="Visited_20_Internet_20_Link"><text:span text:style-name="Teletype">start/1</text:span></text:a>. </text:p>
          <text:p text:style-name="P11">Uma definição do espaço de soluções não estaria completa sem especificar sua "topologia", ou seja, quem é vizinho de quem. Definiu-se, portanto, que duas grades são vizinhas se e somente se (i) ambas são válidas, e (ii) uma pode ser obtida da outra por uma <text:span text:style-name="T3">transformação simples</text:span>. Uma <text:bookmark text:name="transformação_simples"/>transformação simples, por sua vez, consiste em "retirar" uma disciplina de uma grade e "reinseri-la" ou em outro período já existente ou em um novo período, "inserido" em algum ponto da seqüência original de períodos e correntemente contendo apenas a disciplina em questão. Eventualmente, a operação de "retirada" de uma disciplina deixará um período vazio, que é então suprimido. </text:p>
          <text:p text:style-name="P11">Vale notar que uma tal topologia tornaria uma busca a la <text:span text:style-name="T3">Hill Climbing</text:span> custosa demais, uma vez que a ordem de complexidade da escolha de melhor vizinho (operação intensamente <text:soft-page-break/>iterada) seria, nesse caso, exponencial, devido simplesmente ao excessivo número de vizinhos de um ponto qualquer. Isso, entretanto, não vale para <text:span text:style-name="T3">Simulated Annealing</text:span>, que jamais procura escolher o melhor vzinho, apenas um vizinho qualquer, operação que pode ser implementada de forma bastante eficiente, como exemplificado nesse projeto; <text:line-break/>  </text:p>
        </text:list-item>
        <text:list-item>
          <text:p text:style-name="P11"><text:span text:style-name="T2">determinar uma função de energia</text:span>, definida para todo ponto do espaço de soluções, cujo ponto de mínimo global coincida com uma solução ótima para o problema. No caso específico, definiu-se <text:span text:style-name="T2">energia(X)</text:span> como <text:span text:style-name="T2">o  número de períodos da grade X</text:span>, uma escolha bastante óbvia; <text:line-break/> </text:p>
        </text:list-item>
      </text:list>
      <text:p text:style-name="Text_20_body">A tarefa de implementação, realizada em Prolog, incluiu os seguintes passos: <text:line-break/>  </text:p>
      <text:list xml:id="list1249543369" text:style-name="L5">
        <text:list-item>
          <text:p text:style-name="P13"><text:span text:style-name="T2">especificar uma estrutura de dados para grades de horário</text:span>, ou seja, especificar o formato dos pontos do espaço de soluções. Essa especificação foi realizada com vistas à eficiência da implementação do <text:a xlink:type="simple" xlink:href="https://sites.icmc.usp.br/sandra/G9_t2/annealing.htm#gerador" text:style-name="Internet_20_link" text:visited-style-name="Visited_20_Internet_20_Link">gerador de vizinhos aleatórios</text:a> (próximo item) e compreende os seguintes pontos: <text:line-break/>  </text:p>
          <text:list>
            <text:list-item>
              <text:p text:style-name="P13">uma <text:span text:style-name="T2">grade</text:span> é uma estrutura de funtor <text:span text:style-name="Teletype"><text:span text:style-name="T2">sch</text:span></text:span> e aridade <text:span text:style-name="Teletype"><text:span text:style-name="T2">3</text:span></text:span> cujos argumentos são, respectivamente, <text:span text:style-name="T2">(i)</text:span> a <text:span text:style-name="T2">lista dos períodos</text:span> dessa grade, em ordem temporal inversa (1<text:span text:style-name="T8">o</text:span> elemento = último período; 2<text:span text:style-name="T8">o</text:span> elemento = penúltimo período; ...; último elemento = 1<text:span text:style-name="T8">o</text:span> período), <text:span text:style-name="T2">(ii)</text:span> o <text:span text:style-name="T2">número total de períodos</text:span> dessa grade e <text:span text:style-name="T2">(iii)</text:span> o <text:span text:style-name="T2">número total de disciplinas</text:span> dessa grade; </text:p>
            </text:list-item>
            <text:list-item>
              <text:p text:style-name="P13">um <text:span text:style-name="T2">período</text:span> é uma estrutura de funtor <text:span text:style-name="Teletype"><text:span text:style-name="T2">term</text:span></text:span> e aridade <text:span text:style-name="Teletype"><text:span text:style-name="T2">2</text:span></text:span> cujos argumentos são, respectivamente, <text:span text:style-name="T2">(i)</text:span> a <text:span text:style-name="T2">lista de disciplinas</text:span> desse período e <text:span text:style-name="T2">(ii)</text:span> o <text:span text:style-name="T2">número total de disciplinas</text:span> desse período; </text:p>
            </text:list-item>
            <text:list-item>
              <text:p text:style-name="P13">uma <text:span text:style-name="T2">disciplina</text:span> é uma estrutura de funtor <text:span text:style-name="Teletype"><text:span text:style-name="T2">class</text:span></text:span> e aridade <text:span text:style-name="Teletype"><text:span text:style-name="T2">2</text:span></text:span> cujos argumentos são, respectivamente, <text:span text:style-name="T2">(i)</text:span> o <text:span text:style-name="T2">identificador</text:span> dessa disciplina e <text:span text:style-name="T2">(ii)</text:span> a <text:span text:style-name="T2">lista dos identificadores de seus pré-requisitos</text:span>, possivelmente vazia. </text:p>
            </text:list-item>
          </text:list>
          <text:p text:style-name="P13">Um exemplo de grade de horário seria o seguinte: <text:line-break/>  </text:p>
          <text:list text:continue-numbering="true">
            <text:list-header>
              <text:p text:style-name="P13"><text:span text:style-name="Teletype">sch([</text:span> </text:p>
              <text:list>
                <text:list-header>
                  <text:p text:style-name="P13"><text:span text:style-name="Teletype">term([</text:span> </text:p>
                  <text:list>
                    <text:list-header>
                      <text:p text:style-name="P13"><text:span text:style-name="Teletype">class(vr,[ia,arq])</text:span></text:p>
                    </text:list-header>
                  </text:list>
                  <text:p text:style-name="P13"><text:span text:style-name="Teletype">],1),</text:span> <text:line-break/><text:span text:style-name="Teletype">term([</text:span> </text:p>
                  <text:list text:continue-numbering="true">
                    <text:list-header>
                      <text:p text:style-name="P13"><text:span text:style-name="Teletype">class(ia,[filos,icc]),</text:span> <text:line-break/><text:span text:style-name="Teletype">class(arq,[filos])</text:span></text:p>
                    </text:list-header>
                  </text:list>
                  <text:p text:style-name="P13"><text:span text:style-name="Teletype">],2),</text:span> <text:line-break/><text:span text:style-name="Teletype">term([</text:span> </text:p>
                  <text:list text:continue-numbering="true">
                    <text:list-header>
                      <text:p text:style-name="P13"><text:span text:style-name="Teletype">class(filos,[]),</text:span> <text:line-break/><text:span text:style-name="Teletype">class(icc,'[]')</text:span></text:p>
                    </text:list-header>
                  </text:list>
                  <text:p text:style-name="P13"><text:span text:style-name="Teletype">],2)</text:span></text:p>
                </text:list-header>
              </text:list>
              <text:p text:style-name="P13"><text:span text:style-name="Teletype">],3,5)</text:span></text:p>
            </text:list-header>
          </text:list>
          <text:p text:style-name="P13"><text:soft-page-break/>  </text:p>
        </text:list-item>
        <text:list-item>
          <text:p text:style-name="P12"><text:bookmark text:name="gerador"/><text:span text:style-name="T2">implementar</text:span> <text:span text:style-name="T2">um gerador de vizinhos aleatórios.</text:span> Em Prolog, uma abordagem mais natural à escolha de um vizinho qualquer teria sido definir um predicado <text:span text:style-name="Teletype">vizinho/2</text:span> que expressasse de forma lógica a relação de vizinhança e que, no <text:span text:style-name="T3">backtracking</text:span>, gerasse todos os possíveis vizinhos de uma dada solução. Dessa forma, no momento da escolha, bastaria encontrar a lista de todas os vizinhos (<text:span text:style-name="Teletype">findall</text:span>) e selecionar um elemento dessa lista de forma aleatória. </text:p>
          <text:p text:style-name="P12">É facil perceber, no entanto, quão ineficiente seria esse processo, motivo por que a equipe de desenvolvimento decidiu migrar para uma abordagem mais procedimental. Nesse sentido, implementou-se a escolha aleatória como a <text:span text:style-name="T3">geração aleatória de uma </text:span><text:a xlink:type="simple" xlink:href="https://sites.icmc.usp.br/sandra/G9_t2/annealing.htm#transformação_simples" text:style-name="Internet_20_link" text:visited-style-name="Visited_20_Internet_20_Link"><text:span text:style-name="T3">transformação simples</text:span></text:a><text:span text:style-name="T3"> a ser aplicada na solução atual</text:span>, resultando num vizinho aleatório, portanto. Uma transformação simples é "sorteada", pelo predicado <text:a xlink:type="simple" xlink:href="https://sites.icmc.usp.br/sandra/G9_t2/source.htm#randomNeighb" text:style-name="Internet_20_link" text:visited-style-name="Visited_20_Internet_20_Link"><text:span text:style-name="Teletype">randomNeighb/3</text:span></text:a>, da seguinte forma: <text:line-break/>  </text:p>
          <text:list>
            <text:list-item>
              <text:p text:style-name="P13">escolhe-se, entre as disciplinas da grade, com igual probabilidade, uma disciplina a ser retirada (predicado <text:a xlink:type="simple" xlink:href="https://sites.icmc.usp.br/sandra/G9_t2/source.htm#randomClassOut" text:style-name="Internet_20_link" text:visited-style-name="Visited_20_Internet_20_Link"><text:span text:style-name="Teletype">randomClassOut/3</text:span></text:a>); </text:p>
            </text:list-item>
            <text:list-item>
              <text:p text:style-name="P13">escolhe-se, com igual probabilidade, entre (i) "inaugurar" um novo período com a disciplina escolhida e (ii) inseri-la num período já existente (predicados <text:a xlink:type="simple" xlink:href="https://sites.icmc.usp.br/sandra/G9_t2/source.htm#randomClassIn" text:style-name="Internet_20_link" text:visited-style-name="Visited_20_Internet_20_Link"><text:span text:style-name="Teletype">randomClassIn/3</text:span></text:a>, <text:a xlink:type="simple" xlink:href="https://sites.icmc.usp.br/sandra/G9_t2/source.htm#randomInsOp" text:style-name="Internet_20_link" text:visited-style-name="Visited_20_Internet_20_Link"><text:span text:style-name="Teletype">randomInsOp/3</text:span></text:a>); </text:p>
            </text:list-item>
            <text:list-item>
              <text:p text:style-name="P13">escolhe-se, com igual probabilidade, entre os possíveis pontos de inserção do novo período/disciplina (idem). </text:p>
            </text:list-item>
          </text:list>
          <text:p text:style-name="P13">  </text:p>
        </text:list-item>
        <text:list-item>
          <text:p text:style-name="P13"><text:span text:style-name="T2">implementar o algoritmo de </text:span><text:span text:style-name="T4">Simulated Annealing </text:span>(predicado <text:a xlink:type="simple" xlink:href="https://sites.icmc.usp.br/sandra/G9_t2/source.htm#anneal" text:style-name="Internet_20_link" text:visited-style-name="Visited_20_Internet_20_Link"><text:span text:style-name="Teletype">anneal/4</text:span></text:a>), em expressão geral, tendo ainda em aberto a função de resfriamento de temperatura (predicado <text:a xlink:type="simple" xlink:href="https://sites.icmc.usp.br/sandra/G9_t2/source.htm#nextT" text:style-name="Internet_20_link" text:visited-style-name="Visited_20_Internet_20_Link"><text:span text:style-name="Teletype">nextT/5</text:span></text:a>, cuja definição, na verdade, cabe ao usuário do programa); <text:line-break/>  </text:p>
        </text:list-item>
        <text:list-item>
          <text:p text:style-name="P12"><text:span text:style-name="T2">implementar um gerador de solução inicial, </text:span><text:a xlink:type="simple" xlink:href="https://sites.icmc.usp.br/sandra/G9_t2/annealing.htm#solucao_pessima" text:style-name="Internet_20_link" text:visited-style-name="Visited_20_Internet_20_Link"><text:span text:style-name="T2">péssima</text:span></text:a> (predicado <text:a xlink:type="simple" xlink:href="https://sites.icmc.usp.br/sandra/G9_t2/source.htm#start" text:style-name="Internet_20_link" text:visited-style-name="Visited_20_Internet_20_Link"><text:span text:style-name="Teletype">start/1</text:span></text:a>). </text:p>
        </text:list-item>
      </text:list>
      <text:h text:style-name="Heading_20_2" text:outline-level="2"><text:bookmark text:name="executando"/><text:span text:style-name="Teletype">executando_o programa</text:span></text:h>
      <text:list xml:id="list817307814" text:style-name="L6">
        <text:list-header>
          <text:p text:style-name="P14">O programa implementado, <text:a xlink:type="simple" xlink:href="https://sites.icmc.usp.br/sandra/G9_t2/source.htm" text:style-name="Internet_20_link" text:visited-style-name="Visited_20_Internet_20_Link"><text:span text:style-name="Teletype">annealing</text:span></text:a>, foi desenvolvido com o pacote <text:a xlink:type="simple" xlink:href="http://www.amzi.com/" text:style-name="Internet_20_link" text:visited-style-name="Visited_20_Internet_20_Link">Amzi! Prolog + Logic Server 4.1</text:a>, mas deve ser executado sem problemas em qualquer outro ambiente Prolog disponível. </text:p>
          <text:p text:style-name="P14">O uso desse programa para a resolução de problemas reais não é muito simples, visto envolver a obtenção de alguns parâmetros não-triviais, como as temperaturas inicial e final e até mesmo a função de resfriamento da temperatura. Por isso, incluem-se na listagem do programa instruções mais detalhadas de uso e um exemplo bem simples de configuração de entrada. <text:line-break/> </text:p>
        </text:list-header>
      </text:list>
      <text:p text:style-name="P1">al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10:13.393748354</meta:creation-date>
    <dc:date>2023-12-09T16:12:25.863019997</dc:date>
    <meta:editing-duration>PT1M37S</meta:editing-duration>
    <meta:editing-cycles>1</meta:editing-cycles>
    <meta:document-statistic meta:table-count="1" meta:image-count="0" meta:object-count="0" meta:page-count="4" meta:paragraph-count="60" meta:word-count="1312" meta:character-count="8685" meta:non-whitespace-character-count="7354"/>
    <meta:generator>LibreOffice/7.3.7.2$Linux_X86_64 LibreOffice_project/30$Build-2</meta:generator>
  </office:meta>
</office:document-meta>
</file>